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Arial Unicode MS" style:font-name-complex="Arial Unicode MS"/>
    </style:style>
    <style:style style:name="ce19" style:family="table-cell" style:parent-style-name="pd1">
      <style:table-cell-properties fo:background-color="#99ff66"/>
    </style:style>
    <style:style style:name="ce20" style:family="table-cell" style:parent-style-name="Default">
      <style:table-cell-properties fo:background-color="#99ff66"/>
    </style:style>
    <style:style style:name="ce21" style:family="table-cell" style:parent-style-name="pd1">
      <style:table-cell-properties fo:background-color="#ff6600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5" table:default-cell-style-name="Default"/>
        <table:table-column table:style-name="co1" table:default-cell-style-name="ce20"/>
        <table:table-column table:style-name="co1" table:default-cell-style-name="Default"/>
        <table:table-column table:style-name="co2" table:default-cell-style-name="ce22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19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1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3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18 MIST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6 MIST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18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18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18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1 GUST ; 33 TELEPOR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60 MP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18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-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6 MIST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49 MIST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0 MIST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47 MIST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18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--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48 MEDITATE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5 MEDITATE ; 18 ROCK_TOMB ; 22 MUD_SLAP ; 25 HEADBUTT ; 27 STRENGTH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5 MEDITATE ; 18 ROCK_TOMB ; 22 MUD_SLAP ; 25 HEADBUTT ; 27 STRENGTH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5 MEDITATE ; 18 ROCK_TOMB ; 22 MUD_SLAP ; 25 HEADBUTT ; 27 STRENGTH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7 HEADBUTT ; 49 BIND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2 HEADBUTT ; 55 BIND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-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18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3 WATER_PULSE ; 25 TELEPORT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4 MUD_SLAP ; 16 TELEPORT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18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-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-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40 MP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-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8 TELEPORT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8 TELEPORT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18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18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BIND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18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BIND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18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BIND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37 MEDITATE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0 MEDITATE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 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7 ABSORB ; 9 LEECH_SEED ; 12 TELEPORT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7 ABSORB ; 9 LEECH_SEED ; 12 TELEPORT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3 FLAMETHROWER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5 FLAMETHROWER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98, HITMONCHAN ; EV_LEVEL, 99, HITMONLEE ; EV_LEVEL, 100, HITMONTOP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JUMP_KICK ; 30 DIZZY_PUNCH ; 31 COUNTER ; 32 FOCUS_ENERGY ; 33 HI_JUMP_KICK ; 34 MEGA_PUNCH ; 35 ROLLING_KICK ; 36 THUNDERPUNCH ; 37 FIRE_PUNCH ; 38 ICE_PUNCH ; 40 SUBMISSION ; 41 BULLET_PUNCH ; 42 SUPERPOWER ; 43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38 JUMP_KICK ; 41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-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MEDITATE, COMET_PUNCH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18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SUPERPOWER ; 45 STONE_EDGE ; 47 MEGAHORN ; 50 FLAMETHROWER ; 54 ZAP_CANNON ; 60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5 MEGAHORN ; 57 SHADOW_CLAW ; 59 FLAMETHROWER ; 61 SUBMISSION ; 63 ZAP_CANNON ; 65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7 MEGAHORN ; 60 SHADOW_CLAW ; 62 FLAMETHROWER ; 64 SUBMISSION ; 66 ZAP_CANNON ; 69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18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18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18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2 OUTRAGE ; 44 SHADOW_CLAW ; 46 AERIAL_ACE ; 48 SUBMISSION ; 50 SING ; 52 WATER_PULSE ; 54 FLAMETHROWER ; 56 SHOCK_WAVE ; 58 SOLARBEAM ; 60 ZAP_CANNON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7 OUTRAGE ; 49 SHADOW_CLAW ; 50 DOUBLE_KICK ; 51 AERIAL_ACE ; 52 FURY_ATTACK ; 53 SUBMISSION ; 54 PIN_MISSILE ; 55 SING ; 56 SPIKE_CANNON ; 57 WATER_PULSE ; 58 BARRAGE ; 59 FLAMETHROWER ; 60 FURY_SWIPES ; 61 SHOCK_WAVE ; 62 BULLET_SEED ; 63 SOLARBEAM ; 64 ICICLE_SPEAR ; 65 ZAP_CANNON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4 WATER_GUN ; 8 CONFUSE_RAY ; 12 TELEPORT ; 16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4 WATER_GUN ; 8 CONFUSE_RAY ; 12 TELEPORT ; 16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3 MEDITATE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5 MEDITATE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18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18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18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18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18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BIND ; 12 SEISMIC_TOSS ; 17 FURY_ATTACK ; 21 ROCK_THROW ; 24 HARDEN ; 28 HEADBUTT ; 32 X_SCISSOR ; 35 STRENGTH ; 39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BIND ; 17 SEISMIC_TOSS ; 22 FURY_ATTACK ; 26 ROCK_THROW ; 29 HARDEN ; 33 HEADBUTT ; 37 X_SCISSOR ; 40 STRENGTH ; 44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55 WATER_PULSE ; 58 ZAP_CANNON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18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BIND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BIND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0 MIST ; 14 BITE ; 19 CONFUSE_RAY ; 22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-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48 MIST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-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18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19 BARRIER ; 22 PSYBEAM ; 25 SWIFT ; 28 RECOVER ; 31 AGILITY ; 33 TAKE_DOWN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18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19 BARRIER ; 22 PSYBEAM ; 25 SWIFT ; 28 RECOVER ; 31 AGILITY ; 33 TAKE_DOWN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3 TAKE_DOWN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18" office:value-type="string" calcext:value-type="string">
            <text:p>EV_ITEM, MEGA_STONE_X, 1, MAERODATYL ; EV_ITEM, MEGA_STONE_Y, 1, MAERODA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ERODATYL</text:p>
          </table:table-cell>
          <table:table-cell office:value-type="string" calcext:value-type="string">
            <text:p>maerodatyl</text:p>
          </table:table-cell>
          <table:table-cell office:value-type="string" calcext:value-type="string">
            <text:p>MAeroda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599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MIST ; 31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18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BIND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MEDITAT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1 MIST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 table:number-rows-repeated="1048371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5">00/00/0000</text:date>, <text:time style:data-style-name="N2" text:time-value="12:14:28.647062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6-25T05:27:30.463819504</dc:date>
    <dc:creator>Michael </dc:creator>
    <meta:editing-duration>P27DT11H42M4S</meta:editing-duration>
    <meta:editing-cycles>282</meta:editing-cycles>
    <meta:document-statistic meta:table-count="2" meta:cell-count="4986" meta:object-count="0"/>
  </office:meta>
</office:document-meta>
</file>